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es un sistema de archivos ISO en el contexto de CD-ROM y DVD-ROM?</text:p>
      <text:p text:style-name="P2"><text:span text:style-name="Strong_20_Emphasis"><text:span text:style-name="T1">Respuesta 1:</text:span></text:span> Un sistema de archivos ISO es un estándar de formato de archivo utilizado en CD-ROM y DVD-ROM que permite organizar y acceder a los datos almacenados en estos medios.</text:p>
      <text:p text:style-name="P2"><text:span text:style-name="Strong_20_Emphasis"><text:span text:style-name="T1">Pregunta 2:</text:span></text:span> ¿Cuál es la extensión de archivo comúnmente asociada con imágenes de CD-ROM en formato ISO?</text:p>
      <text:p text:style-name="P2"><text:span text:style-name="Strong_20_Emphasis"><text:span text:style-name="T1">Respuesta 2:</text:span></text:span> La extensión de archivo comúnmente asociada con imágenes de CD-ROM en formato ISO es ".iso".</text:p>
      <text:p text:style-name="P2"><text:span text:style-name="Strong_20_Emphasis"><text:span text:style-name="T1">Pregunta 3:</text:span></text:span> ¿Cuál es el comando utilizado para montar una imagen ISO en Linux?</text:p>
      <text:p text:style-name="P2"><text:span text:style-name="Strong_20_Emphasis"><text:span text:style-name="T1">Respuesta 3:</text:span></text:span> El comando "mount" se utiliza para montar una imagen ISO en Linux, por ejemplo: "mount -o loop archivo.iso punto_de_montaje".</text:p>
      <text:p text:style-name="P2"><text:span text:style-name="Strong_20_Emphasis"><text:span text:style-name="T1">Pregunta 4:</text:span></text:span> ¿Qué función cumple el archivo "/etc/fstab" en relación con sistemas de archivos montados automáticamente en Linux?</text:p>
      <text:p text:style-name="P2"><text:span text:style-name="Strong_20_Emphasis"><text:span text:style-name="T1">Respuesta 4:</text:span></text:span> El archivo "/etc/fstab" se utiliza para configurar sistemas de archivos que se montan automáticamente en el inicio del sistema, incluidas las imágenes ISO.</text:p>
      <text:p text:style-name="P2"><text:span text:style-name="Strong_20_Emphasis"><text:span text:style-name="T1">Pregunta 5:</text:span></text:span> ¿Cuál es la herramienta comúnmente utilizada para crear imágenes ISO a partir de archivos y directorios en Linux?</text:p>
      <text:p text:style-name="P2"><text:span text:style-name="Strong_20_Emphasis"><text:span text:style-name="T1">Respuesta 5:</text:span></text:span> La herramienta "mkisofs" se utiliza comúnmente para crear imágenes ISO a partir de archivos y directorios en Linux.</text:p>
      <text:p text:style-name="P2"><text:span text:style-name="Strong_20_Emphasis"><text:span text:style-name="T1">Pregunta 6:</text:span></text:span> ¿Cuál es el propósito de autofs en Linux?</text:p>
      <text:p text:style-name="P2"><text:span text:style-name="Strong_20_Emphasis"><text:span text:style-name="T1">Respuesta 6:</text:span></text:span> Autofs es una utilidad en Linux que se utiliza para montar automáticamente sistemas de archivos en función de la demanda, lo que permite el acceso transparente a dispositivos y recursos de red.</text:p>
      <text:p text:style-name="P2"><text:span text:style-name="Strong_20_Emphasis"><text:span text:style-name="T1">Pregunta 7:</text:span></text:span> ¿Cómo se configura autofs para montar un recurso de red cuando se accede a un directorio específico?</text:p>
      <text:p text:style-name="P2"><text:span text:style-name="Strong_20_Emphasis"><text:span text:style-name="T1">Respuesta 7:</text:span></text:span> Autofs se configura mediante archivos de configuración, como "/etc/auto.master" y "/etc/auto.direct", para asociar directorios locales con recursos de red y montarlos automáticamente cuando se accede a ellos.</text:p>
      <text:p text:style-name="P2"><text:span text:style-name="Strong_20_Emphasis"><text:span text:style-name="T1">Pregunta 8:</text:span></text:span> ¿Cuál es la función de la utilidad "genisoimage" en Linux?</text:p>
      <text:p text:style-name="P2"><text:span text:style-name="Strong_20_Emphasis"><text:span text:style-name="T1">Respuesta 8:</text:span></text:span> La utilidad "genisoimage" se utiliza para crear imágenes ISO a partir de archivos y directorios en Linux. Es una alternativa a "mkisofs".</text:p>
      <text:p text:style-name="P2"><text:soft-page-break/><text:span text:style-name="Strong_20_Emphasis"><text:span text:style-name="T1">Pregunta 9:</text:span></text:span> ¿Cuál es el formato de imagen de CD-ROM utilizado comúnmente en sistemas Linux?</text:p>
      <text:p text:style-name="P2"><text:span text:style-name="Strong_20_Emphasis"><text:span text:style-name="T1">Respuesta 9:</text:span></text:span> El formato de imagen de CD-ROM utilizado comúnmente en sistemas Linux es ISO 9660.</text:p>
      <text:p text:style-name="P2"><text:span text:style-name="Strong_20_Emphasis"><text:span text:style-name="T1">Pregunta 10:</text:span></text:span> ¿Qué es un punto de montaje en el contexto de autofs en Linux?</text:p>
      <text:p text:style-name="P2"><text:span text:style-name="Strong_20_Emphasis"><text:span text:style-name="T1">Respuesta 10:</text:span></text:span> Un punto de montaje en el contexto de autofs es un directorio local que se asocia con un recurso de red y se monta automáticamente cuando se accede a él.</text:p>
      <text:p text:style-name="P2"><text:span text:style-name="Strong_20_Emphasis"><text:span text:style-name="T1">Pregunta 11:</text:span></text:span> ¿Qué tipo de recurso de red se puede montar utilizando autofs?</text:p>
      <text:p text:style-name="P2"><text:span text:style-name="Strong_20_Emphasis"><text:span text:style-name="T1">Respuesta 11:</text:span></text:span> Autofs se puede utilizar para montar una variedad de recursos de red, como sistemas de archivos NFS, sistemas de archivos CIFS (Samba), y más.</text:p>
      <text:p text:style-name="P2"><text:span text:style-name="Strong_20_Emphasis"><text:span text:style-name="T1">Pregunta 12:</text:span></text:span> ¿Cuál es la ventaja de utilizar autofs en lugar de montar sistemas de archivos de forma estática en "/etc/fstab"?</text:p>
      <text:p text:style-name="P2"><text:span text:style-name="Strong_20_Emphasis"><text:span text:style-name="T1">Respuesta 12:</text:span></text:span> Autofs permite montar sistemas de archivos de forma automática y bajo demanda, lo que ahorra recursos y facilita la administración.</text:p>
      <text:p text:style-name="P2"><text:span text:style-name="Strong_20_Emphasis"><text:span text:style-name="T1">Pregunta 13:</text:span></text:span> ¿Qué comando se utiliza para desmontar una imagen ISO montada en Linux?</text:p>
      <text:p text:style-name="P2"><text:span text:style-name="Strong_20_Emphasis"><text:span text:style-name="T1">Respuesta 13:</text:span></text:span> El comando "umount" se utiliza para desmontar una imagen ISO montada en Linux.</text:p>
      <text:p text:style-name="P2"><text:span text:style-name="Strong_20_Emphasis"><text:span text:style-name="T1">Pregunta 14:</text:span></text:span> ¿Cuál es la extensión de archivo comúnmente asociada con imágenes de DVD-ROM en formato ISO?</text:p>
      <text:p text:style-name="P2"><text:span text:style-name="Strong_20_Emphasis"><text:span text:style-name="T1">Respuesta 14:</text:span></text:span> La extensión de archivo comúnmente asociada con imágenes de DVD-ROM en formato ISO es ".iso".</text:p>
      <text:p text:style-name="P2"><text:span text:style-name="Strong_20_Emphasis"><text:span text:style-name="T1">Pregunta 15:</text:span></text:span> ¿Qué comando se utiliza para crear una imagen ISO de un CD-ROM o DVD-ROM en Linux?</text:p>
      <text:p text:style-name="P2"><text:span text:style-name="Strong_20_Emphasis"><text:span text:style-name="T1">Respuesta 15:</text:span></text:span> El comando "dd" se puede utilizar para crear una imagen ISO de un CD-ROM o DVD-ROM en Linux.</text:p>
      <text:p text:style-name="P2"><text:span text:style-name="Strong_20_Emphasis"><text:span text:style-name="T1">Pregunta 16:</text:span></text:span> ¿Qué archivo de configuración se utiliza para definir los puntos de montaje y los recursos de autofs en Linux?</text:p>
      <text:p text:style-name="P2"><text:span text:style-name="Strong_20_Emphasis"><text:span text:style-name="T1">Respuesta 16:</text:span></text:span> El archivo "/etc/auto.master" se utiliza para definir los puntos de montaje y los recursos de autofs en Linux.</text:p>
      <text:p text:style-name="P2"><text:span text:style-name="Strong_20_Emphasis"><text:span text:style-name="T1">Pregunta 17:</text:span></text:span> ¿Cuál es la función del archivo "/etc/auto.direct" en autofs?</text:p>
      <text:p text:style-name="P2"><text:soft-page-break/><text:span text:style-name="Strong_20_Emphasis"><text:span text:style-name="T1">Respuesta 17:</text:span></text:span> El archivo "/etc/auto.direct" se utiliza para especificar recursos de autofs y sus ubicaciones de montaje asociadas.</text:p>
      <text:p text:style-name="P2"><text:span text:style-name="Strong_20_Emphasis"><text:span text:style-name="T1">Pregunta 18:</text:span></text:span> ¿Qué es una imagen de CD-ROM multidisciplinaria (multisession) y cuál es su propósito?</text:p>
      <text:p text:style-name="P2"><text:span text:style-name="Strong_20_Emphasis"><text:span text:style-name="T1">Respuesta 18:</text:span></text:span> Una imagen de CD-ROM multidisciplinaria permite escribir datos en varios discos o sesiones de un CD-ROM, lo que facilita la actualización y el mantenimiento de los datos en múltiples discos.</text:p>
      <text:p text:style-name="P2"><text:span text:style-name="Strong_20_Emphasis"><text:span text:style-name="T1">Pregunta 19:</text:span></text:span> ¿Cómo se puede verificar si una imagen ISO está montada actualmente en Linux?</text:p>
      <text:p text:style-name="P2"><text:span text:style-name="Strong_20_Emphasis"><text:span text:style-name="T1">Respuesta 19:</text:span></text:span> Puedes verificar si una imagen ISO está montada utilizando el comando "mount" o examinando el archivo "/proc/mounts".</text:p>
      <text:p text:style-name="P2"><text:span text:style-name="Strong_20_Emphasis"><text:span text:style-name="T1">Pregunta 20:</text:span></text:span> ¿Qué comandos se pueden utilizar para crear una imagen ISO a partir de un directorio en Linux?</text:p>
      <text:p text:style-name="P2"><text:span text:style-name="Strong_20_Emphasis"><text:span text:style-name="T1">Respuesta 20:</text:span></text:span> Puedes utilizar comandos como "genisoimage" o "mkisofs" para crear una imagen ISO a partir de un directorio en Linux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6b4da2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Sistemas de archivos y dispositivos</text:span> </text:p>
        <text:p text:style-name="MP2"><text:s/>Crear y configurar las opciones del sistema de archivos <text:s text:c="2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27:21.511389234</dc:date>
    <meta:editing-duration>PT4H20M</meta:editing-duration>
    <meta:editing-cycles>90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94" meta:character-count="4873" meta:non-whitespace-character-count="4117"/>
  </office:meta>
</office:document-meta>
</file>